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/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/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16" calcext:value-type="date">
            <text:p>16.02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4] = [.A33] ; [.Q33] ; [.Q33] + [.P33] + IF ([.A33] = [.A32] ; [.P32]; 0))" office:value-type="float" office:value="1584" calcext:value-type="float">
            <text:p>1584</text:p>
          </table:table-cell>
          <table:table-cell table:number-columns-repeated="1003"/>
        </table:table-row>
        <table:table-row table:style-name="ro1" table:number-rows-repeated="66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.00.0000</text:date>, <text:time style:data-style-name="N2" text:time-value="12:34:57.5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0</meta:editing-cycles>
    <meta:editing-duration>PT4H35M39S</meta:editing-duration>
    <dc:title>Saison Ekkart</dc:title>
    <dc:date>2018-02-16T12:38:22.104000000</dc:date>
    <meta:generator>LibreOffice/5.4.2.2$Windows_X86_64 LibreOffice_project/22b09f6418e8c2d508a9eaf86b2399209b0990f4</meta:generator>
    <dc:creator>Ekkart Kleinod</dc:creator>
    <meta:document-statistic meta:table-count="3" meta:cell-count="18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38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7">
                <text:p>43147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